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aaca8" officeooo:paragraph-rsid="000aaca8"/>
    </style:style>
    <style:style style:name="P2" style:family="paragraph" style:parent-style-name="Standard">
      <style:text-properties style:text-underline-style="solid" style:text-underline-width="auto" style:text-underline-color="font-color" officeooo:rsid="000c260a" officeooo:paragraph-rsid="000c260a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5907" officeooo:paragraph-rsid="000e5907"/>
    </style:style>
    <style:style style:name="P4" style:family="paragraph" style:parent-style-name="Standard" style:list-style-name="L1">
      <style:text-properties style:text-underline-style="none" officeooo:rsid="000aaca8" officeooo:paragraph-rsid="000aaca8"/>
    </style:style>
    <style:style style:name="P5" style:family="paragraph" style:parent-style-name="Standard" style:list-style-name="L2">
      <style:text-properties style:text-underline-style="none" officeooo:rsid="000aaca8" officeooo:paragraph-rsid="000aaca8"/>
    </style:style>
    <style:style style:name="P6" style:family="paragraph" style:parent-style-name="Standard" style:list-style-name="L1">
      <style:text-properties style:text-underline-style="none" officeooo:rsid="000c260a" officeooo:paragraph-rsid="000c260a"/>
    </style:style>
    <style:style style:name="P7" style:family="paragraph" style:parent-style-name="Standard">
      <style:text-properties style:text-underline-style="none" officeooo:rsid="000c260a" officeooo:paragraph-rsid="000c260a"/>
    </style:style>
    <style:style style:name="P8" style:family="paragraph" style:parent-style-name="Standard" style:list-style-name="L3">
      <style:text-properties style:text-underline-style="none" officeooo:rsid="000c260a" officeooo:paragraph-rsid="000c260a"/>
    </style:style>
    <style:style style:name="P9" style:family="paragraph" style:parent-style-name="Standard" style:list-style-name="L4">
      <style:text-properties style:text-underline-style="none" officeooo:rsid="000c260a" officeooo:paragraph-rsid="000c260a"/>
    </style:style>
    <style:style style:name="P10" style:family="paragraph" style:parent-style-name="Standard" style:list-style-name="L4">
      <style:text-properties style:text-underline-style="none" officeooo:rsid="000cb1e4" officeooo:paragraph-rsid="000cb1e4"/>
    </style:style>
    <style:style style:name="P11" style:family="paragraph" style:parent-style-name="Standard" style:list-style-name="L6">
      <style:text-properties style:text-underline-style="none" officeooo:rsid="000f7ec9" officeooo:paragraph-rsid="000f7ec9"/>
    </style:style>
    <style:style style:name="P12" style:family="paragraph" style:parent-style-name="Standard">
      <style:text-properties style:text-underline-style="none" officeooo:rsid="000f7ec9" officeooo:paragraph-rsid="000f7ec9"/>
    </style:style>
    <style:style style:name="P13" style:family="paragraph" style:parent-style-name="Standard" style:list-style-name="L2">
      <style:text-properties style:text-underline-style="none" officeooo:rsid="000f7ec9" officeooo:paragraph-rsid="000f7ec9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ws Comp</text:p>
      <text:p text:style-name="P1"/>
      <text:p text:style-name="P1"/>
      <text:p text:style-name="P1">Database</text:p>
      <text:p text:style-name="P1"/>
      <text:p text:style-name="P1"><text:tab/>s<text:span text:style-name="T1">creencaps______</text:span></text:p>
      <text:p text:style-name="P1"><text:span text:style-name="T1"/></text:p>
      <text:list xml:id="list4645101677308776710" text:style-name="L1">
        <text:list-item>
          <text:p text:style-name="P4">Images</text:p>
        </text:list-item>
        <text:list-item>
          <text:p text:style-name="P4">Time stamp</text:p>
        </text:list-item>
        <text:list-item>
          <text:p text:style-name="P6">Domain Id’s</text:p>
        </text:list-item>
      </text:list>
      <text:p text:style-name="P7"/>
      <text:p text:style-name="P2"><text:tab/><text:span text:style-name="T1">Domains</text:span><text:tab/></text:p>
      <text:p text:style-name="P2"/>
      <text:list xml:id="list1365491725959114624" text:style-name="L3">
        <text:list-item>
          <text:p text:style-name="P8">Host</text:p>
        </text:list-item>
      </text:list>
      <text:p text:style-name="P1"/>
      <text:p text:style-name="P1"/>
      <text:p text:style-name="P1">Processes</text:p>
      <text:p text:style-name="P1"/>
      <text:list xml:id="list8554876320031284192" text:style-name="L2">
        <text:list-item>
          <text:p text:style-name="P5">Take screen shots of specific domains in mobile size 1 time/day</text:p>
          <text:list>
            <text:list-item>
              <text:p text:style-name="P5">Silenium</text:p>
            </text:list-item>
            <text:list-item>
              <text:p text:style-name="P5">Headless Chrome</text:p>
            </text:list-item>
            <text:list-item>
              <text:p text:style-name="P5">Other</text:p>
            </text:list-item>
          </text:list>
        </text:list-item>
        <text:list-item>
          <text:p text:style-name="P5">Save screen shot details to database</text:p>
        </text:list-item>
        <text:list-item>
          <text:p text:style-name="P5">save images in S3 (amazon cloud)</text:p>
          <text:list>
            <text:list-item>
              <text:p text:style-name="P5">Carrier Wave</text:p>
            </text:list-item>
            <text:list-item>
              <text:p text:style-name="P5">Fog</text:p>
            </text:list-item>
            <text:list-item>
              <text:p text:style-name="P5">Image Magick</text:p>
            </text:list-item>
          </text:list>
        </text:list-item>
        <text:list-item>
          <text:p text:style-name="P13">Schedule Screen Shots (cron / sidekick)</text:p>
        </text:list-item>
      </text:list>
      <text:p text:style-name="P1"/>
      <text:p text:style-name="P1"/>
      <text:p text:style-name="P1">Views</text:p>
      <text:p text:style-name="P1"/>
      <text:list xml:id="list6489957224681274656" text:style-name="L4">
        <text:list-item>
          <text:p text:style-name="P9">Index</text:p>
          <text:list>
            <text:list-item>
              <text:p text:style-name="P9">Compare side by side domain screen shots</text:p>
            </text:list-item>
            <text:list-item>
              <text:p text:style-name="P9">Form for querying domains vs date</text:p>
              <text:list>
                <text:list-item>
                  <text:p text:style-name="P10">Date (Calender)</text:p>
                </text:list-item>
                <text:list-item>
                  <text:p text:style-name="P10">Domain 1 (dropdown)</text:p>
                </text:list-item>
                <text:list-item>
                  <text:p text:style-name="P10">Domain 2 (dropdown)</text:p>
                </text:list-item>
                <text:list-item>
                  <text:p text:style-name="P10">Submit Button</text:p>
                </text:list-item>
              </text:list>
            </text:list-item>
          </text:list>
        </text:list-item>
      </text:list>
      <text:p text:style-name="P1"/>
      <text:p text:style-name="P1"/>
      <text:p text:style-name="P1">External Dependencies</text:p>
      <text:p text:style-name="P1"/>
      <text:list xml:id="list8888588748897306849" text:style-name="L6">
        <text:list-item>
          <text:p text:style-name="P11">S3</text:p>
        </text:list-item>
        <text:list-item>
          <text:p text:style-name="P11">News Sites</text:p>
        </text:list-item>
      </text:list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9:18:03.056440831</meta:creation-date>
    <dc:date>2017-05-23T09:41:31.371422747</dc:date>
    <meta:editing-duration>PT12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03" meta:character-count="513" meta:non-whitespace-character-count="460"/>
  </office:meta>
</office:document-meta>
</file>